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E9000003E9B0044877.png" manifest:media-type="image/png"/>
  <manifest:file-entry manifest:full-path="Pictures/100000010000033700000049721222A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</office:font-face-decls>
  <office:automatic-styles>
    <style:style style:name="P1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</style:style>
    <style:style style:name="P2" style:family="paragraph" style:parent-style-name="Horizontal_20_Line">
      <style:paragraph-properties fo:margin-top="0cm" fo:margin-bottom="0.499cm" style:contextual-spacing="false" fo:text-align="start" style:justify-single-word="false" style:border-line-width-bottom="0.009cm 0.009cm 0.009cm" fo:padding="0cm" fo:border-left="none" fo:border-right="none" fo:border-top="none" fo:border-bottom="0.74pt double #808080" text:number-lines="false" text:line-number="0" style:writing-mode="lr-tb"/>
    </style:style>
    <style:style style:name="P3" style:family="paragraph" style:parent-style-name="Text_20_body">
      <style:paragraph-properties fo:margin-top="0cm" fo:margin-bottom="0.247cm" style:contextual-spacing="false" fo:line-height="115%" fo:text-align="start" style:justify-single-word="false" style:writing-mode="lr-tb"/>
    </style:style>
    <style:style style:name="P4" style:family="paragraph" style:parent-style-name="Text_20_body">
      <style:paragraph-properties fo:margin-top="0cm" fo:margin-bottom="0.247cm" style:contextual-spacing="false" fo:line-height="115%" fo:text-align="start" style:justify-single-word="false" style:writing-mode="lr-tb"/>
      <style:text-properties officeooo:rsid="002068e9" officeooo:paragraph-rsid="002068e9"/>
    </style:style>
    <style:style style:name="P5" style:family="paragraph" style:parent-style-name="Preformatted_20_Text">
      <style:paragraph-properties fo:margin-top="0cm" fo:margin-bottom="0.247cm" style:contextual-spacing="false" fo:line-height="115%" fo:text-align="start" style:justify-single-word="false" style:writing-mode="lr-tb"/>
      <style:text-properties style:font-name="Cambria" fo:font-size="11pt" style:font-size-asian="11pt" style:font-size-complex="11pt"/>
    </style:style>
    <style:style style:name="P6" style:family="paragraph" style:parent-style-name="Text_20_body">
      <style:paragraph-properties fo:margin-top="0cm" fo:margin-bottom="0.247cm" style:contextual-spacing="false" fo:line-height="115%" fo:text-align="start" style:justify-single-word="false" style:writing-mode="lr-tb"/>
      <style:text-properties officeooo:rsid="0020f399" officeooo:paragraph-rsid="0020f399"/>
    </style:style>
    <style:style style:name="P7" style:family="paragraph" style:parent-style-name="Heading_20_3">
      <style:paragraph-properties fo:margin-top="0.353cm" fo:margin-bottom="0.499cm" style:contextual-spacing="false"/>
    </style:style>
    <style:style style:name="P8" style:family="paragraph" style:parent-style-name="Heading_20_4">
      <style:paragraph-properties fo:margin-top="0.353cm" fo:margin-bottom="0.499cm" style:contextual-spacing="false"/>
    </style:style>
    <style:style style:name="P9" style:family="paragraph" style:parent-style-name="Horizontal_20_Line">
      <style:paragraph-properties fo:margin-top="0cm" fo:margin-bottom="0.499cm" style:contextual-spacing="false" fo:text-align="start" style:justify-single-word="false" style:border-line-width-bottom="0.009cm 0.009cm 0.009cm" fo:padding="0cm" fo:border-left="none" fo:border-right="none" fo:border-top="none" fo:border-bottom="0.74pt double #808080" text:number-lines="false" text:line-number="0" style:writing-mode="lr-tb"/>
      <style:text-properties fo:font-weight="bold" style:font-weight-asian="bold" style:font-weight-complex="bold"/>
    </style:style>
    <style:style style:name="P10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1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2" style:family="paragraph" style:parent-style-name="Preformatted_20_Text">
      <style:paragraph-properties style:writing-mode="lr-tb"/>
    </style:style>
    <style:style style:name="P13" style:family="paragraph" style:parent-style-name="Preformatted_20_Text">
      <style:paragraph-properties fo:margin-top="0cm" fo:margin-bottom="0.499cm" style:contextual-spacing="false" style:writing-mode="lr-tb"/>
    </style:style>
    <style:style style:name="P14" style:family="paragraph" style:parent-style-name="Preformatted_20_Text">
      <style:paragraph-properties fo:margin-top="0cm" fo:margin-bottom="0.499cm" style:contextual-spacing="false"/>
    </style:style>
    <style:style style:name="P15" style:family="paragraph" style:parent-style-name="Preformatted_20_Text" style:list-style-name="L8">
      <style:paragraph-properties fo:margin-top="0cm" fo:margin-bottom="0.499cm" style:contextual-spacing="false"/>
    </style:style>
    <style:style style:name="P16" style:family="paragraph" style:parent-style-name="Standard">
      <style:paragraph-properties fo:margin-top="0.353cm" fo:margin-bottom="0.499cm" style:contextual-spacing="false"/>
      <style:text-properties officeooo:paragraph-rsid="0023f10b"/>
    </style:style>
    <style:style style:name="P17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</style:style>
    <style:style style:name="P18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text-indent="0cm" style:auto-text-indent="false" fo:break-before="page" style:writing-mode="lr-tb"/>
    </style:style>
    <style:style style:name="P19" style:family="paragraph" style:parent-style-name="Text_20_body">
      <style:paragraph-properties fo:margin-left="0cm" fo:margin-right="0cm" fo:margin-top="0cm" fo:margin-bottom="0.247cm" style:contextual-spacing="false" fo:line-height="115%" fo:text-indent="0cm" style:auto-text-indent="false"/>
      <style:text-properties fo:font-weight="bold" style:font-weight-asian="bold" style:font-weight-complex="bold"/>
    </style:style>
    <style:style style:name="P20" style:family="paragraph" style:parent-style-name="Text_20_body">
      <style:paragraph-properties fo:margin-top="0cm" fo:margin-bottom="0.247cm" style:contextual-spacing="false" fo:line-height="115%" fo:text-align="start" style:justify-single-word="false" style:writing-mode="lr-tb"/>
      <style:text-properties officeooo:rsid="001f859e"/>
    </style:style>
    <style:style style:name="P21" style:family="paragraph" style:parent-style-name="Text_20_body">
      <style:paragraph-properties fo:margin-top="0cm" fo:margin-bottom="0.247cm" style:contextual-spacing="false" fo:line-height="115%" fo:text-align="start" style:justify-single-word="false" style:writing-mode="lr-tb"/>
    </style:style>
    <style:style style:name="P22" style:family="paragraph" style:parent-style-name="Text_20_body">
      <style:paragraph-properties fo:margin-left="0cm" fo:margin-right="0cm" fo:margin-top="0cm" fo:margin-bottom="0.247cm" style:contextual-spacing="false" fo:line-height="115%" fo:text-indent="0cm" style:auto-text-indent="false" fo:keep-with-next="auto"/>
      <style:text-properties officeooo:paragraph-rsid="0023f10b"/>
    </style:style>
    <style:style style:name="P23" style:family="paragraph" style:parent-style-name="Text_20_body" style:list-style-name="L1"/>
    <style:style style:name="P24" style:family="paragraph" style:parent-style-name="Text_20_body" style:list-style-name="L2"/>
    <style:style style:name="P25" style:family="paragraph" style:parent-style-name="Text_20_body" style:list-style-name="L3"/>
    <style:style style:name="P26" style:family="paragraph" style:parent-style-name="Text_20_body" style:list-style-name="L4"/>
    <style:style style:name="P27" style:family="paragraph" style:parent-style-name="Text_20_body" style:list-style-name="L5"/>
    <style:style style:name="P28" style:family="paragraph" style:parent-style-name="Text_20_body" style:list-style-name="L6"/>
    <style:style style:name="P29" style:family="paragraph" style:parent-style-name="Text_20_body">
      <style:paragraph-properties fo:margin-top="0.353cm" fo:margin-bottom="0.499cm" style:contextual-spacing="false"/>
      <style:text-properties officeooo:paragraph-rsid="00220305"/>
    </style:style>
    <style:style style:name="P30" style:family="paragraph" style:parent-style-name="Text_20_body" style:list-style-name="L7"/>
    <style:style style:name="P31" style:family="paragraph" style:parent-style-name="Text_20_body" style:list-style-name="L8"/>
    <style:style style:name="P32" style:family="paragraph" style:parent-style-name="Text_20_body" style:list-style-name="L9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20305" fo:background-color="#ffff00" loext:char-shading-value="0" style:font-weight-asian="bold" style:font-weight-complex="bold"/>
    </style:style>
    <style:style style:name="T3" style:family="text">
      <style:text-properties officeooo:rsid="002068e9"/>
    </style:style>
    <style:style style:name="T4" style:family="text">
      <style:text-properties officeooo:rsid="00217689"/>
    </style:style>
    <style:style style:name="T5" style:family="text">
      <style:text-properties officeooo:rsid="00220305"/>
    </style:style>
    <style:style style:name="T6" style:family="text">
      <style:text-properties officeooo:rsid="00220305" fo:background-color="#ffff00" loext:char-shading-value="0"/>
    </style:style>
    <style:style style:name="T7" style:family="text">
      <style:text-properties officeooo:rsid="00220305" fo:background-color="#ffff00" loext:char-shading-value="0"/>
    </style:style>
    <style:style style:name="T8" style:family="text">
      <style:text-properties officeooo:rsid="0023f10b"/>
    </style:style>
    <style:style style:name="T9" style:family="text">
      <style:text-properties style:font-name="Cambria" fo:font-size="11pt" style:font-size-asian="11pt" style:font-size-complex="11pt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" loext:marker-style-name="T1"><text:span text:style-name="T1">1.</text:span></text:p>
        <text:p text:style-name="P1"><text:span text:style-name="T1">Crea un usuario llamado gestor_proyectos. Crea un grupo llamado recursos_humanos. Añade al usuario gestor_proyectos al grupo recursos_humanos. Crea un directorio en /srv/ llamado proyectos_activos y cambia su propiedad para que pertenezca al usuario root y al grupo recursos_humanos</text:span>.</text:p>
        <text:p text:style-name="P2"/>
        <text:p text:style-name="P20"># 1. Crear el usuario llamado gestor_proyectos</text:p>
        <text:p text:style-name="P20">sudo useradd gestor_proyectos</text:p>
        <text:p text:style-name="P20"/>
        <text:p text:style-name="P20"># 2. Crear el grupo llamado recursos_humanos</text:p>
        <text:p text:style-name="P20">sudo groupadd recursos_humanos</text:p>
        <text:p text:style-name="P20"/>
        <text:p text:style-name="P20"># 3. Añadir al usuario gestor_proyectos al grupo recursos_humanos</text:p>
        <text:p text:style-name="P20">sudo usermod -aG recursos_humanos gestor_proyectos</text:p>
        <text:p text:style-name="P20"/>
        <text:p text:style-name="P20"># 4. Crear el directorio /srv/proyectos_activos</text:p>
        <text:p text:style-name="P20">sudo mkdir /srv/proyectos_activos</text:p>
        <text:p text:style-name="P20"/>
        <text:p text:style-name="P20"># 5. Cambiar la propiedad del directorio a usuario root y grupo recursos_humanos</text:p>
        <text:p text:style-name="P20">sudo chown root:recursos_humanos /srv/proyectos_activos</text:p>
        <text:p text:style-name="P18" loext:marker-style-name="T1"><text:span text:style-name="T1">2.</text:span><text:span text:style-name="T1"/></text:p>
        <text:p text:style-name="P1" loext:marker-style-name="T1"><text:span text:style-name="T1">Busca en todo el sistema (/) todos los archivos que terminen en .txt y que hayan sido accedidos en los últimos 7 días. Con esa lista de archivos, crea un único fichero llamado texto_antiguos.gz en el directorio /var/txt/limpieza/, comprimido con gz.</text:span><text:span text:style-name="T1"/></text:p>
        <text:p text:style-name="P9" loext:marker-style-name="T1"/>
        <text:p text:style-name="P3"># 1. Crear el directorio de destino si no existe</text:p>
        <text:p text:style-name="P3">sudo mkdir -p /var/txt/limpieza</text:p>
        <text:p text:style-name="P3"/>
        <text:p text:style-name="P3"># 2. Buscar archivos .txt accedidos en los últimos 7 días y guardar la lista en un archivo temporal</text:p>
        <text:p text:style-name="P3">sudo find / -type f -name "*.txt" -atime -7 &gt; /tmp/lista_txt.txt 2&gt;/dev/null</text:p>
        <text:p text:style-name="P3"/>
        <text:p text:style-name="P3"># 3. Comprimir esa lista en un archivo .gz dentro de /var/txt/limpieza/</text:p>
        <text:p text:style-name="P3">sudo gzip -c /tmp/lista_txt.txt &gt; /var/txt/limpieza/texto_antiguos.gz</text:p>
        <text:p text:style-name="P3"/>
        <text:p text:style-name="P3"># 4. (Opcional) Eliminar el archivo temporal</text:p>
        <text:p text:style-name="P3">rm /tmp/lista_txt.txt</text:p>
        <text:p text:style-name="P18" loext:marker-style-name="T1"><text:span text:style-name="T1">3.</text:span><text:span text:style-name="T1"/></text:p>
        <text:p text:style-name="P1" loext:marker-style-name="T1"><text:span text:style-name="T1">Crea un fichero vacío de 1512MB llamado disco_temporal.bin en el directorio /discos. Formatea ese fichero con el sistema de ficheros ext3. Crea un directorio en /media/ llamado montaje_ext3 y monta el sistema de ficheros que acabas de crear en ese punto de montaje.</text:span><text:span text:style-name="T1"/></text:p>
        <text:p text:style-name="P2"/>
        <text:p text:style-name="P3"><text:span text:style-name="Source_20_Text"># 1. Crear el directorio /discos si no existe</text:span></text:p>
        <text:p text:style-name="P3"><text:span text:style-name="Source_20_Text">sudo mkdir -p /discos</text:span></text:p>
        <text:p text:style-name="P3"><text:span text:style-name="Source_20_Text"/></text:p>
        <text:p text:style-name="P3"><text:span text:style-name="Source_20_Text"># 2. Crear un fichero vacío de 1512MB llamado disco_temporal.bin</text:span></text:p>
        <text:p text:style-name="P3"><text:span text:style-name="Source_20_Text">sudo dd if=/dev/zero of=/discos/disco_temporal.bin bs=1M count=1512</text:span></text:p>
        <text:p text:style-name="P3"><text:span text:style-name="Source_20_Text"/></text:p>
        <text:p text:style-name="P3"><text:span text:style-name="Source_20_Text"># 3. Formatear el fichero como sistema de archivos ext3</text:span></text:p>
        <text:p text:style-name="P3"><text:span text:style-name="Source_20_Text">sudo mkfs.ext3 /discos/disco_temporal.bin</text:span></text:p>
        <text:p text:style-name="P3"><text:span text:style-name="Source_20_Text"/></text:p>
        <text:p text:style-name="P3"><text:span text:style-name="Source_20_Text"># 4. Crear el punto de montaje en /media/montaje_ext3</text:span></text:p>
        <text:p text:style-name="P3"><text:span text:style-name="Source_20_Text">sudo mkdir -p /media/montaje_ext3</text:span></text:p>
        <text:p text:style-name="P3"><text:span text:style-name="Source_20_Text"/></text:p>
        <text:p text:style-name="P3"><text:span text:style-name="Source_20_Text"># 5. Montar el fichero como si fuera un disco en /media/montaje_ext3</text:span></text:p>
        <text:p text:style-name="P3"><text:span text:style-name="Source_20_Text">sudo mount -o loop /discos/disco_temporal.bin /media/montaje_ext3</text:span></text:p>
        <text:p text:style-name="P18" loext:marker-style-name="T1"><text:span text:style-name="T1">4.</text:span><text:span text:style-name="T1"/></text:p>
        <text:p text:style-name="P1" loext:marker-style-name="T1"><text:span text:style-name="T1">Genera un par de claves SSH para el usuario desarrollador con una frase de palabra de paso. Luego, configura el sistema para que el usuario gestor_proyectos (de otro ejercicio) pueda iniciar sesión en el sistema vía SSH usando una clave pública.</text:span><text:span text:style-name="T1"/></text:p>
        <text:p text:style-name="Horizontal_20_Line"/>
        <text:p text:style-name="P29"><text:span text:style-name="Source_20_Text"><text:span text:style-name="T2">Guia de la IA cuando no existe el comando ssh-copy-id <text:line-break/>PREPARAOS PARA EJECUTAR ALGO MUY SIMILAR EN WINDOWS 10 PARA CONECTARSE SIN PASSWORD A LAS VMs</text:span></text:span></text:p>
        <text:list text:style-name="L4">
          <text:list-item>
            <text:p text:style-name="P26"><text:span text:style-name="Strong_20_Emphasis">Generar un par de claves SSH para el usuario </text:span><text:span text:style-name="Strong_20_Emphasis"><text:span text:style-name="Source_20_Text">desarrollador</text:span></text:span><text:span text:style-name="Strong_20_Emphasis">, con una frase de palabra de paso (passphrase).</text:span></text:p>
          </text:list-item>
          <text:list-item>
            <text:p text:style-name="P26"><text:span text:style-name="Strong_20_Emphasis">Permitir el acceso vía SSH al usuario </text:span><text:span text:style-name="Strong_20_Emphasis"><text:span text:style-name="Source_20_Text">gestor_proyectos</text:span></text:span><text:span text:style-name="Strong_20_Emphasis"> usando autenticación con clave pública.</text:span></text:p>
          </text:list-item>
        </text:list>
        <text:p text:style-name="Horizontal_20_Line"/>
        <text:h text:style-name="P7" text:outline-level="3">✅ 1. Generar clave SSH para <text:span text:style-name="Source_20_Text">desarrollador</text:span></text:h>
        <text:p text:style-name="Preformatted_20_Text"><text:span text:style-name="Source_20_Text"># Cambia al usuario desarrollador (si no estás ya como él)</text:span></text:p>
        <text:p text:style-name="Preformatted_20_Text"><text:span text:style-name="Source_20_Text">sudo su - desarrollador</text:span></text:p>
        <text:p text:style-name="Preformatted_20_Text"/>
        <text:p text:style-name="Preformatted_20_Text"><text:span text:style-name="Source_20_Text"># Crea el par de claves SSH con frase de paso</text:span></text:p>
        <text:p text:style-name="P14"><text:span text:style-name="Source_20_Text">ssh-keygen -t rsa -b 4096 -C "clave de desarrollador" -f ~/.ssh/id_rsa</text:span></text:p>
        <text:p text:style-name="Text_20_body">Durante la generación, te pedirá:</text:p>
        <text:list text:style-name="L5">
          <text:list-item>
            <text:p text:style-name="P27">Ubicación del archivo: presiona Enter para usar <text:span text:style-name="Source_20_Text">~/.ssh/id_rsa</text:span>.</text:p>
          </text:list-item>
          <text:list-item>
            <text:p text:style-name="P27"><text:span text:style-name="Strong_20_Emphasis">Frase de palabra de paso</text:span>: Escribe una y confírmala.</text:p>
          </text:list-item>
        </text:list>
        <text:p text:style-name="Text_20_body">Esto crea dos archivos:</text:p>
        <text:list text:style-name="L6">
          <text:list-item>
            <text:p text:style-name="P28"><text:span text:style-name="Source_20_Text">~/.ssh/id_rsa</text:span>: clave privada</text:p>
          </text:list-item>
          <text:list-item>
            <text:p text:style-name="P28"><text:span text:style-name="Source_20_Text">~/.ssh/id_rsa.pub</text:span>: clave pública</text:p>
          </text:list-item>
        </text:list>
        <text:p text:style-name="Horizontal_20_Line"/>
        <text:h text:style-name="P7" text:outline-level="3">✅ 2. Copiar la clave pública de <text:span text:style-name="Source_20_Text">gestor_proyectos</text:span> al sistema</text:h>
        <text:p text:style-name="Text_20_body">Supongamos que el usuario <text:span text:style-name="Source_20_Text">gestor_proyectos</text:span> está en una máquina remota y desea conectarse a esta.</text:p>
        <text:h text:style-name="P8" text:outline-level="4"><text:soft-page-break/>Paso 1: Obtener su clave pública</text:h>
        <text:p text:style-name="Text_20_body">Desde la máquina de <text:span text:style-name="Source_20_Text">gestor_proyectos</text:span>, ejecuta:</text:p>
        <text:p text:style-name="P14"><text:span text:style-name="Source_20_Text">cat ~/.ssh/id_rsa.pub</text:span></text:p>
        <text:p text:style-name="Text_20_body">Copia la salida.</text:p>
        <text:h text:style-name="P8" text:outline-level="4">Paso 2: Agregar la clave al archivo <text:span text:style-name="Source_20_Text">authorized_keys</text:span></text:h>
        <text:p text:style-name="Text_20_body">En la máquina a la que <text:span text:style-name="Source_20_Text">gestor_proyectos</text:span> quiere conectarse:</text:p>
        <text:p text:style-name="Preformatted_20_Text"><text:span text:style-name="Source_20_Text">sudo mkdir -p /home/gestor_proyectos/.ssh</text:span></text:p>
        <text:p text:style-name="P14"><text:span text:style-name="Source_20_Text">sudo nano /home/gestor_proyectos/.ssh/authorized_keys</text:span></text:p>
        <text:p text:style-name="Text_20_body">Pega ahí la clave pública copiada anteriormente.</text:p>
        <text:p text:style-name="Text_20_body">Luego ajusta permisos:</text:p>
        <text:p text:style-name="Preformatted_20_Text"><text:span text:style-name="Source_20_Text">sudo chown -R gestor_proyectos:gestor_proyectos /home/gestor_proyectos/.ssh</text:span></text:p>
        <text:p text:style-name="Preformatted_20_Text"><text:span text:style-name="Source_20_Text">sudo chmod 700 /home/gestor_proyectos/.ssh</text:span></text:p>
        <text:p text:style-name="P14"><text:span text:style-name="Source_20_Text">sudo chmod 600 /home/gestor_proyectos/.ssh/authorized_keys</text:span></text:p>
        <text:p text:style-name="Horizontal_20_Line"/>
        <text:h text:style-name="P7" text:outline-level="3">✅ 3. Verificar configuración del servicio SSH</text:h>
        <text:p text:style-name="Text_20_body">Asegúrate de que el servidor SSH permite autenticación por clave pública:</text:p>
        <text:p text:style-name="P14"><text:span text:style-name="Source_20_Text">sudo nano /etc/ssh/sshd_config</text:span></text:p>
        <text:p text:style-name="Text_20_body">Estas líneas deben estar así (no comentadas):</text:p>
        <text:p text:style-name="Preformatted_20_Text"><text:span text:style-name="Source_20_Text">PubkeyAuthentication yes</text:span></text:p>
        <text:p text:style-name="P14"><text:span text:style-name="Source_20_Text">AuthorizedKeysFile .ssh/authorized_keys</text:span></text:p>
        <text:p text:style-name="Text_20_body">Luego recarga SSH:</text:p>
        <text:p text:style-name="P14"><text:span text:style-name="Source_20_Text">sudo systemctl reload sshd</text:span></text:p>
        <text:p text:style-name="Horizontal_20_Line"/>
        <text:h text:style-name="P7" text:outline-level="3">✅ 4. Probar la conexión</text:h>
        <text:p text:style-name="Text_20_body">Desde la máquina de <text:span text:style-name="Source_20_Text">gestor_proyectos</text:span>, prueba conectarte:</text:p>
        <text:p text:style-name="P14"><text:span text:style-name="Source_20_Text">ssh gestor_proyectos@ip_o_hostname</text:span></text:p>
        <text:p text:style-name="Horizontal_20_Line"><text:soft-page-break/></text:p>
        <text:p text:style-name="Text_20_body"/>
        <text:p text:style-name="P16"><text:span text:style-name="Source_20_Text"><text:span text:style-name="T8">SOLUCIÓN BUENA (TODO ES RELATIVO)</text:span></text:span></text:p>
        <text:p text:style-name="Text_20_body"/>
        <text:p text:style-name="P3"/>
        <text:h text:style-name="P7" text:outline-level="3">✅ 1. <text:span text:style-name="Strong_20_Emphasis">Asegúrate de tener un par de claves SSH en el equipo de </text:span><text:span text:style-name="Strong_20_Emphasis"><text:span text:style-name="Source_20_Text">gestor_proyectos</text:span></text:span></text:h>
        <text:p text:style-name="Text_20_body">En la máquina donde está el usuario <text:span text:style-name="Source_20_Text">gestor_proyectos</text:span> (cliente):</text:p>
        <text:p text:style-name="Preformatted_20_Text"><text:span text:style-name="Source_20_Text"># Cambia al usuario gestor_proyectos si no lo estás</text:span></text:p>
        <text:p text:style-name="Preformatted_20_Text"><text:span text:style-name="Source_20_Text">sudo su - gestor_proyectos</text:span></text:p>
        <text:p text:style-name="Preformatted_20_Text"/>
        <text:p text:style-name="Preformatted_20_Text"><text:span text:style-name="Source_20_Text"># Genera un par de claves si no existe ya</text:span></text:p>
        <text:p text:style-name="P14"><text:span text:style-name="Source_20_Text">ssh-keygen -t rsa -b 4096 -C "Acceso SSH para gestor_proyectos"</text:span></text:p>
        <text:p text:style-name="Text_20_body">Presiona Enter para aceptar la ruta predeterminada (<text:span text:style-name="Source_20_Text">~/.ssh/id_rsa</text:span>), y <text:span text:style-name="Strong_20_Emphasis">no pongas passphrase</text:span> si quieres conexión automática.</text:p>
        <text:p text:style-name="Horizontal_20_Line"/>
        <text:h text:style-name="P7" text:outline-level="3">✅ 2. <text:span text:style-name="Strong_20_Emphasis">Copiar la clave pública al servidor con </text:span><text:span text:style-name="Strong_20_Emphasis"><text:span text:style-name="Source_20_Text">ssh-copy-id</text:span></text:span></text:h>
        <text:p text:style-name="Text_20_body">Desde la máquina cliente (<text:span text:style-name="Source_20_Text">gestor_proyectos</text:span>), ejecuta:</text:p>
        <text:p text:style-name="P14"><text:span text:style-name="Source_20_Text">ssh-copy-id gestor_proyectos@IP_o_HOST_DEL_SERVIDOR</text:span></text:p>
        <text:p text:style-name="Text_20_body">Esto:</text:p>
        <text:list text:style-name="L7">
          <text:list-item>
            <text:p text:style-name="P30">Copia la clave pública desde <text:span text:style-name="Source_20_Text">~/.ssh/id_rsa.pub</text:span></text:p>
          </text:list-item>
          <text:list-item>
            <text:p text:style-name="P30">Se conecta al servidor (te pedirá contraseña)</text:p>
          </text:list-item>
          <text:list-item>
            <text:p text:style-name="P30">Añade automáticamente esa clave al archivo <text:span text:style-name="Source_20_Text">~/.ssh/authorized_keys</text:span> en el servidor</text:p>
          </text:list-item>
        </text:list>
        <text:p text:style-name="Horizontal_20_Line"/>
        <text:h text:style-name="P7" text:outline-level="3">✅ 3. <text:span text:style-name="Strong_20_Emphasis">Verifica el acceso sin contraseña</text:span></text:h>
        <text:p text:style-name="Text_20_body">Una vez completado, puedes probar la conexión:</text:p>
        <text:p text:style-name="P14"><text:span text:style-name="Source_20_Text">ssh gestor_proyectos@IP_o_HOST_DEL_SERVIDOR</text:span></text:p>
        <text:p text:style-name="Text_20_body">Si todo está bien, accederás sin necesidad de escribir la contraseña (solo si no usaste passphrase).</text:p>
        <text:p text:style-name="Horizontal_20_Line"><text:soft-page-break/></text:p>
        <text:h text:style-name="P7" text:outline-level="3">✅ 4. (Opcional) <text:span text:style-name="Strong_20_Emphasis">Verifica y reinicia el servicio SSH en el servidor si algo falla</text:span></text:h>
        <text:p text:style-name="Text_20_body">En el servidor:</text:p>
        <text:p text:style-name="P14"><text:span text:style-name="Source_20_Text">sudo nano /etc/ssh/sshd_config</text:span></text:p>
        <text:p text:style-name="Text_20_body">Asegúrate de tener:</text:p>
        <text:p text:style-name="Preformatted_20_Text"><text:span text:style-name="Source_20_Text">PubkeyAuthentication yes</text:span></text:p>
        <text:p text:style-name="P14"><text:span text:style-name="Source_20_Text">PasswordAuthentication yes <text:s text:c="3"/># o no, si solo usarás claves</text:span></text:p>
        <text:p text:style-name="Text_20_body">Reinicia SSH:</text:p>
        <text:p text:style-name="P14"><text:span text:style-name="Source_20_Text">sudo systemctl restart sshd</text:span></text:p>
        <text:p text:style-name="Horizontal_20_Line"/>
        <text:p text:style-name="Text_20_body"/>
        <text:p text:style-name="P3"/>
        <text:p text:style-name="P18" loext:marker-style-name="T1"><text:span text:style-name="T1">5.</text:span><text:span text:style-name="T1"/></text:p>
        <text:p text:style-name="P22"><text:span text:style-name="T1">En el equipo con Rocky Linux, comprueba si el paquete htop está instalado. Si lo está, obtén información detallada sobre él (versión, arquitectura, etc.). Luego, busca a qué paquete pertenece el fichero /etc/hosts.</text:span></text:p>
        <text:p text:style-name="Horizontal_20_Line"/>
        <text:h text:style-name="P7" text:outline-level="3">✅ 1. <text:span text:style-name="Strong_20_Emphasis">Comprobar si el paquete </text:span><text:span text:style-name="Strong_20_Emphasis"><text:span text:style-name="Source_20_Text">htop</text:span></text:span><text:span text:style-name="Strong_20_Emphasis"> está instalado</text:span></text:h>
        <text:p text:style-name="P14"><text:span text:style-name="Source_20_Text">rpm -q htop</text:span></text:p>
        <text:list text:style-name="L8">
          <text:list-item>
            <text:p text:style-name="P31">Si <text:span text:style-name="Strong_20_Emphasis">está instalado</text:span>, mostrará algo como:</text:p>
            <text:p text:style-name="P15"><text:span text:style-name="Source_20_Text">htop-3.2.2-1.el9.x86_64</text:span></text:p>
          </text:list-item>
          <text:list-item>
            <text:p text:style-name="P31">Si <text:span text:style-name="Strong_20_Emphasis">no está instalado</text:span>, mostrará:</text:p>
            <text:p text:style-name="P15"><text:span text:style-name="Source_20_Text">paquete htop no está instalado</text:span></text:p>
          </text:list-item>
        </text:list>
        <text:p text:style-name="Horizontal_20_Line"/>
        <text:h text:style-name="P7" text:outline-level="3">✅ 2. <text:span text:style-name="Strong_20_Emphasis">Obtener información detallada del paquete </text:span><text:span text:style-name="Strong_20_Emphasis"><text:span text:style-name="Source_20_Text">htop</text:span></text:span><text:span text:style-name="Strong_20_Emphasis"> (si está instalado)</text:span></text:h>
        <text:p text:style-name="P14"><text:span text:style-name="Source_20_Text">rpm -qi htop</text:span></text:p>
        <text:p text:style-name="Text_20_body">Este comando muestra información como:</text:p>
        <text:list text:style-name="L9">
          <text:list-item>
            <text:p text:style-name="P32"><text:span text:style-name="Strong_20_Emphasis">Nombre del paquete</text:span></text:p>
          </text:list-item>
          <text:list-item>
            <text:p text:style-name="P32"><text:span text:style-name="Strong_20_Emphasis">Versión</text:span></text:p>
          </text:list-item>
          <text:list-item>
            <text:p text:style-name="P32"><text:span text:style-name="Strong_20_Emphasis">Reléase</text:span></text:p>
            <text:p text:style-name="P32"/>
          </text:list-item>
        </text:list>
        <text:p text:style-name="P19"/>
      </text:section>
      <text:section text:style-name="Sect1" text:name="Sección1">
        <text:list text:continue-numbering="true" text:style-name="L9">
          <text:list-item>
            <text:p text:style-name="P32"><text:span text:style-name="Strong_20_Emphasis"><text:span text:style-name="T9">Arquitectura</text:span></text:span></text:p>
          </text:list-item>
          <text:list-item>
            <text:p text:style-name="P32"><text:span text:style-name="Strong_20_Emphasis">Instalado el</text:span></text:p>
          </text:list-item>
          <text:list-item>
            <text:p text:style-name="P32"><text:span text:style-name="Strong_20_Emphasis">Tamaño</text:span></text:p>
          </text:list-item>
          <text:list-item>
            <text:p text:style-name="P32"><text:span text:style-name="Strong_20_Emphasis">Licencia</text:span></text:p>
          </text:list-item>
          <text:list-item>
            <text:p text:style-name="P32"><text:span text:style-name="Strong_20_Emphasis">Resumen y descripción</text:span></text:p>
          </text:list-item>
        </text:list>
        <text:p text:style-name="Text_20_body">Ejemplo de salida:</text:p>
        <text:p text:style-name="Preformatted_20_Text"><text:span text:style-name="Source_20_Text">Name <text:s text:c="7"/>: htop</text:span></text:p>
        <text:p text:style-name="Preformatted_20_Text"><text:span text:style-name="Source_20_Text">Version <text:s text:c="4"/>: 3.2.2</text:span></text:p>
        <text:p text:style-name="Preformatted_20_Text"><text:span text:style-name="Source_20_Text">Release <text:s text:c="4"/>: 1.el9</text:span></text:p>
        <text:p text:style-name="Preformatted_20_Text"><text:soft-page-break/><text:span text:style-name="Source_20_Text">Architecture: x86_64</text:span></text:p>
        <text:p text:style-name="Preformatted_20_Text"><text:span text:style-name="Source_20_Text">Install Date: Wed 19 Jun 2025 10:35:21 AM UTC</text:span></text:p>
        <text:p text:style-name="Preformatted_20_Text"><text:span text:style-name="Source_20_Text">Group <text:s text:c="6"/>: System Environment/Base</text:span></text:p>
        <text:p text:style-name="Preformatted_20_Text"><text:span text:style-name="Source_20_Text">License <text:s text:c="4"/>: GPLv2+</text:span></text:p>
        <text:p text:style-name="Preformatted_20_Text"><text:span text:style-name="Source_20_Text">Source RPM <text:s/>: htop-3.2.2-1.el9.src.rpm</text:span></text:p>
        <text:p text:style-name="P14"><text:span text:style-name="Source_20_Text">...</text:span></text:p>
        <text:p text:style-name="Horizontal_20_Line"/>
        <text:h text:style-name="P7" text:outline-level="3">✅ 3. <text:span text:style-name="Strong_20_Emphasis">Saber a qué paquete pertenece el archivo </text:span><text:span text:style-name="Strong_20_Emphasis"><text:span text:style-name="Source_20_Text">/etc/hosts</text:span></text:span></text:h>
        <text:p text:style-name="P14"><text:span text:style-name="Source_20_Text">rpm -qf /etc/hosts</text:span></text:p>
        <text:p text:style-name="Text_20_body">Esto debería devolver algo como:</text:p>
        <text:p text:style-name="P14"><text:span text:style-name="Source_20_Text">filesystem-3.18-5.el9.x86_64</text:span></text:p>
        <text:p text:style-name="Quotations">Eso indica que el archivo <text:span text:style-name="Source_20_Text">/etc/hosts</text:span> pertenece al paquete <text:span text:style-name="Source_20_Text">filesystem</text:span>.</text:p>
        <text:p text:style-name="Horizontal_20_Line"/>
        <text:h text:style-name="P7" text:outline-level="3">✅ Resumen de comandos para copiar y pegar:</text:h>
        <text:p text:style-name="Preformatted_20_Text"><text:span text:style-name="Source_20_Text"># Comprobar si htop está instalado</text:span></text:p>
        <text:p text:style-name="Preformatted_20_Text"><text:span text:style-name="Source_20_Text">rpm -q htop</text:span></text:p>
        <text:p text:style-name="Preformatted_20_Text"/>
        <text:p text:style-name="Preformatted_20_Text"><text:span text:style-name="Source_20_Text"># Si está instalado, obtener detalles</text:span></text:p>
        <text:p text:style-name="Preformatted_20_Text"><text:span text:style-name="Source_20_Text">rpm -qi htop</text:span></text:p>
        <text:p text:style-name="Preformatted_20_Text"/>
        <text:p text:style-name="Preformatted_20_Text"><text:span text:style-name="Source_20_Text"># Ver a qué paquete pertenece /etc/hosts</text:span></text:p>
        <text:p text:style-name="P14"><text:span text:style-name="Source_20_Text">rpm -qf /etc/hosts</text:span></text:p>
        <text:p text:style-name="Text_20_body">¿Te gustaría que prepare un script para automatizar esto?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DejaVu Sans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mbria" fo:font-family="Cambria" style:font-family-generic="roman" style:font-pitch="variable" fo:font-size="11pt" fo:language="en" fo:country="US" style:letter-kerning="false" style:font-name-asian="DejaVu Sans" style:font-family-asian="'DejaVu Sans'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" style:font-family-complex="'Noto Sans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DejaVu Sans" style:font-family-asian="'DejaVu Sans'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DejaVu Sans" style:font-family-asian="'DejaVu Sans'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mbria" fo:font-family="Cambria" style:font-family-generic="roman" style:font-pitch="variable" fo:font-size="11pt" fo:language="en" fo:country="US" style:letter-kerning="false" style:font-name-asian="DejaVu Sans" style:font-family-asian="'DejaVu Sans'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DejaVu Sans" style:font-family-asian="'DejaVu Sans'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DejaVu Sans" style:font-family-asian="'DejaVu Sans'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list-level="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list-level="1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list-level="1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4" style:list-level="1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5" style:list-level="1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6" style:list-level="1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loext:opacity="0%" style:font-name="Courier" fo:font-family="Courier" style:font-family-generic="roman" style:font-pitch="variable" fo:font-size="10pt" fo:language="en" fo:country="US" style:letter-kerning="false" style:font-name-asian="DejaVu Sans" style:font-family-asian="'DejaVu Sans'" style:font-family-generic-asian="system" style:font-pitch-asian="variable" style:font-size-asian="10pt" style:language-asian="en" style:country-asian="US" style:font-name-complex="DejaVu Sans" style:font-family-complex="'DejaVu Sans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caption1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CustomHeading" style:family="paragraph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swiss" style:font-pitch="variable" fo:font-size="14pt" fo:language="en" fo:country="US" fo:font-weight="bold" style:letter-kerning="false" style:font-name-asian="DejaVu Sans" style:font-family-asian="'DejaVu Sans'" style:font-family-generic-asian="system" style:font-pitch-asian="variable" style:font-size-asian="14pt" style:language-asian="en" style:country-asian="US" style:font-weight-asian="bold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ustomNormal" style:family="paragraph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swiss" style:font-pitch="variable" fo:font-size="11pt" fo:language="en" fo:country="US" style:letter-kerning="false" style:font-name-asian="DejaVu Sans" style:font-family-asian="'DejaVu Sans'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9cm 0.009cm 0.009cm" fo:padding="0cm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loext:opacity="100%" style:font-name="Calibri" fo:font-family="Calibri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>
      <style:text-properties fo:color="#4f81bd" loext:opacity="100%" style:font-name="Calibri" fo:font-family="Calibri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DejaVu Sans" style:font-family-asian="'DejaVu Sans'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2pt" fo:letter-spacing="0.026cm" fo:font-style="italic" style:font-name-asian="DejaVu Sans" style:font-family-asian="'DejaVu Sans'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>
      <style:text-properties fo:color="#4f81bd" loext:opacity="100%" style:font-name="Calibri" fo:font-family="Calibri" style:font-family-generic="roman" style:font-pitch="variable" fo:font-style="italic" fo:font-weight="bold" style:font-name-asian="DejaVu Sans" style:font-family-asian="'DejaVu Sans'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>
      <style:text-properties fo:color="#243f60" loext:opacity="100%" style:font-name="Calibri" fo:font-family="Calibri" style:font-family-generic="roman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>
      <style:text-properties fo:color="#243f60" loext:opacity="100%" style:font-name="Calibri" fo:font-family="Calibri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DejaVu Sans" style:font-family-asian="'DejaVu Sans'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54cm" fo:margin-left="0cm" fo:margin-right="0cm" fo:margin-bottom="0.854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officeArt object" text:anchor-type="char" svg:x="1.63cm" svg:y="1.094cm" svg:width="14.314cm" svg:height="1.27cm" draw:z-index="8"><draw:image xlink:href="Pictures/100000010000033700000049721222AF.png" xlink:type="simple" xlink:show="embed" xlink:actuate="onLoad" draw:mime-type="image/png"/><svg:desc>Imagen 1</svg:desc></draw:frame><draw:frame draw:style-name="Mfr1" draw:name="Imagen1" text:anchor-type="char" svg:x="16.577cm" svg:y="1.041cm" svg:width="1.482cm" svg:height="1.482cm" draw:z-index="17"><draw:image xlink:href="Pictures/10000001000003E9000003E9B0044877.png" xlink:type="simple" xlink:show="embed" xlink:actuate="onLoad" draw:mime-type="image/png"/><svg:desc>Icono

Descripción generada automáticamente</svg:desc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12-23T23:15:00</meta:creation-date>
    <meta:initial-creator>python-docx</meta:initial-creator>
    <dc:description>generated by python-docx</dc:description>
    <dc:language>es-ES</dc:language>
    <dc:date>2025-06-19T19:11:39.190682735</dc:date>
    <meta:editing-cycles>7</meta:editing-cycles>
    <meta:editing-duration>PT29M52S</meta:editing-duration>
    <meta:generator>LibreOffice/24.2.2.2$Linux_X86_64 LibreOffice_project/d56cc158d8a96260b836f100ef4b4ef25d6f1a01</meta:generator>
    <meta:document-statistic meta:table-count="0" meta:image-count="2" meta:object-count="0" meta:page-count="9" meta:paragraph-count="146" meta:word-count="1066" meta:character-count="7075" meta:non-whitespace-character-count="6146"/>
    <meta:user-defined meta:name="AppVersion">15.0000</meta:user-defined>
    <meta:template xlink:type="simple" xlink:actuate="onRequest" xlink:title="Normal.dotm" xlink:href=""/>
  </office:meta>
</office:document-meta>
</file>